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837e6" officeooo:paragraph-rsid="001837e6"/>
    </style:style>
    <style:style style:name="P2" style:family="paragraph" style:parent-style-name="Standard" style:list-style-name="L1">
      <style:text-properties fo:font-size="11pt" style:text-underline-style="none" officeooo:rsid="001837e6" officeooo:paragraph-rsid="001837e6" style:font-size-asian="9.60000038146973pt" style:font-size-complex="11pt"/>
    </style:style>
    <style:style style:name="P3" style:family="paragraph" style:parent-style-name="Standard" style:list-style-name="L1">
      <style:text-properties fo:font-size="11pt" style:text-underline-style="none" officeooo:rsid="001837e6" officeooo:paragraph-rsid="0018e44f" style:font-size-asian="9.60000038146973pt" style:font-size-complex="11pt"/>
    </style:style>
    <style:style style:name="P4" style:family="paragraph" style:parent-style-name="Standard" style:list-style-name="L1">
      <style:text-properties fo:font-size="11pt" style:text-underline-style="none" officeooo:rsid="0018e44f" officeooo:paragraph-rsid="0018e44f" style:font-size-asian="9.60000038146973pt" style:font-size-complex="11pt"/>
    </style:style>
    <style:style style:name="P5" style:family="paragraph" style:parent-style-name="Standard">
      <style:text-properties fo:font-size="11pt" style:text-underline-style="none" officeooo:rsid="0018e44f" officeooo:paragraph-rsid="0018e44f" style:font-size-asian="9.60000038146973pt" style:font-size-complex="11pt"/>
    </style:style>
    <style:style style:name="P6" style:family="paragraph" style:parent-style-name="Standard" style:list-style-name="L2">
      <style:text-properties fo:font-size="11pt" style:text-underline-style="none" officeooo:rsid="001ad4e4" officeooo:paragraph-rsid="001ad4e4" style:font-size-asian="9.60000038146973pt" style:font-size-complex="11pt"/>
    </style:style>
    <style:style style:name="P7" style:family="paragraph" style:parent-style-name="Standard" style:list-style-name="L3">
      <style:text-properties fo:font-size="11pt" style:text-underline-style="none" officeooo:rsid="001c3eb6" officeooo:paragraph-rsid="001c3eb6" style:font-size-asian="9.60000038146973pt" style:font-size-complex="11pt"/>
    </style:style>
    <style:style style:name="P8" style:family="paragraph" style:parent-style-name="Standard">
      <style:text-properties fo:font-size="11pt" style:text-underline-style="solid" style:text-underline-width="auto" style:text-underline-color="font-color" officeooo:rsid="001ad4e4" officeooo:paragraph-rsid="001ad4e4" style:font-size-asian="9.60000038146973pt" style:font-size-complex="11pt"/>
    </style:style>
    <style:style style:name="P9" style:family="paragraph" style:parent-style-name="Standard" style:list-style-name="L3">
      <style:text-properties fo:font-size="11pt" style:text-underline-style="solid" style:text-underline-width="auto" style:text-underline-color="font-color" officeooo:rsid="001be2f0" officeooo:paragraph-rsid="001be2f0" style:font-size-asian="9.60000038146973pt" style:font-size-complex="11pt"/>
    </style:style>
    <style:style style:name="P10" style:family="paragraph" style:parent-style-name="Standard">
      <style:text-properties officeooo:paragraph-rsid="001ad4e4"/>
    </style:style>
    <style:style style:name="T1" style:family="text">
      <style:text-properties officeooo:rsid="001837e6"/>
    </style:style>
    <style:style style:name="T2" style:family="text">
      <style:text-properties officeooo:rsid="0018e44f"/>
    </style:style>
    <style:style style:name="T3" style:family="text">
      <style:text-properties fo:font-size="12pt" style:text-underline-style="solid" style:text-underline-width="auto" style:text-underline-color="font-color" officeooo:rsid="001ad4e4" style:font-size-asian="10.5pt" style:font-size-complex="12pt"/>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c3eb6" style:font-weight-asian="normal" style:font-weight-complex="normal"/>
    </style:style>
    <style:style style:name="T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ification Priorities-</text:p>
      <text:list xml:id="list455867184" text:style-name="L1">
        <text:list-header>
          <text:p text:style-name="P2"/>
        </text:list-header>
        <text:list-item>
          <text:p text:style-name="P2">PRIORITY_DEFAULT- If our notifiaction`s priority is not given by us then it has by default priority as this. It`s constant value 0.</text:p>
        </text:list-item>
        <text:list-item>
          <text:p text:style-name="P3">PRORITY_LOW- Notification given priority as low <text:span text:style-name="T2">takes up small screen size as compared to notification with greater priority. The notification may not make any type of sound or vibration. Notifications that are less important are given LOW priority. </text:span>It`s constant value -<text:span text:style-name="T2">1</text:span>.</text:p>
        </text:list-item>
        <text:list-item>
          <text:p text:style-name="P4">PRIORITY_HIGH- Unlike notification with low priority, High priority notifacations take up more screen size and may have sound and vibrations. They also represent some sort of Alert. <text:span text:style-name="T1">It`s constant value </text:span>1<text:span text:style-name="T1">.</text:span></text:p>
        </text:list-item>
        <text:list-item>
          <text:p text:style-name="P4">PRIORITY_MAX- The notifications that are required to immediately show to user in form of prompt or something else. Most important items are given MAX priority. <text:span text:style-name="T1">It`s constant value </text:span>2<text:span text:style-name="T1">.</text:span></text:p>
        </text:list-item>
        <text:list-item>
          <text:p text:style-name="P4">PRIORTY_MIN- These types of notifications are mostly not even shown to user. For instance, syncing of contacts or other sort of data. <text:span text:style-name="T1">It`s constant value -</text:span>2<text:span text:style-name="T1">.</text:span></text:p>
        </text:list-item>
      </text:list>
      <text:p text:style-name="P5"/>
      <text:p text:style-name="P10"><text:span text:style-name="T3">Channel Importance-</text:span></text:p>
      <text:list xml:id="list4133034612" text:style-name="L2">
        <text:list-header>
          <text:p text:style-name="P6"/>
        </text:list-header>
        <text:list-item>
          <text:p text:style-name="P6">IMPORTANCE_DEFAULT- Notifications in these channels appear on screen, make sound but does not pop up in between. It has constant value 3.</text:p>
        </text:list-item>
        <text:list-item>
          <text:p text:style-name="P6">IMPORTANCE_HIGH- Notifications in these channels appear on screen, make sound and can also peek. It has constant value 4.</text:p>
        </text:list-item>
        <text:list-item>
          <text:p text:style-name="P6">IMPORTANCE_LOW- Notification in these channels take up a little space in the status bar but does`nt make any sound. It has constant value 2.</text:p>
          <text:p text:style-name="P6"><text:s text:c="2"/></text:p>
        </text:list-item>
      </text:list>
      <text:p text:style-name="P8">JobInfo.Builder-<text:span text:style-name="T4"> <text:s/></text:span></text:p>
      <text:list xml:id="list2995383326" text:style-name="L3">
        <text:list-item>
          <text:p text:style-name="P9"><text:span text:style-name="T4">setEst</text:span><text:span text:style-name="T5">imatedNetworkBytes()- <text:s/>set the estimated size of network traffic tht will be performed during the job. Accurate value of size should be provided but if accurate value can not be estimated then order-ofmagnitude estimate can be rovided instead.</text:span></text:p>
        </text:list-item>
        <text:list-item>
          <text:p text:style-name="P9"><text:span text:style-name="T5">setMinimumLatency()- set the value of time by which this job must be delayed</text:span></text:p>
        </text:list-item>
        <text:list-item>
          <text:p text:style-name="P9"><text:span text:style-name="T5">setPeriodic()- <text:s/>ensures that job is done atmost obnce unde the given time interval, the job can be done any time in that interval and we have no control over that.</text:span></text:p>
        </text:list-item>
        <text:list-item>
          <text:p text:style-name="P9"><text:span text:style-name="T6">s</text:span><text:span text:style-name="T5">etRequiredNetwork()- if a job needs a network to complete then this method should be called. If this method is called and app does`nt have network connection then job wont be done.</text:span></text:p>
        </text:list-item>
        <text:list-item>
          <text:p text:style-name="P7"><text:span text:style-name="T7">SetRequiresCharging() - Specifies that inorder to perform the job, device needs to be in charging state. Set it to true if we want to perform job only while charg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3:14:16.958735346</meta:creation-date>
    <dc:date>2019-03-17T23:58:46.592464047</dc:date>
    <meta:editing-duration>PT2M18S</meta:editing-duration>
    <meta:editing-cycles>1</meta:editing-cycles>
    <meta:document-statistic meta:table-count="0" meta:image-count="0" meta:object-count="0" meta:page-count="1" meta:paragraph-count="17" meta:word-count="373" meta:character-count="2269" meta:non-whitespace-character-count="1919"/>
    <meta:generator>LibreOffice/6.0.7.3$Linux_X86_64 LibreOffice_project/00m0$Build-3</meta:generator>
  </office:meta>
</office:document-meta>
</file>